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14c2" officeooo:paragraph-rsid="001c14c2" style:font-weight-asian="bold" style:font-weight-complex="bold"/>
    </style:style>
    <style:style style:name="P3" style:family="paragraph" style:parent-style-name="Standard">
      <style:text-properties fo:font-weight="bold" officeooo:rsid="001f7b3a" officeooo:paragraph-rsid="001f7b3a" style:font-weight-asian="bold" style:font-weight-complex="bold"/>
    </style:style>
    <style:style style:name="P4" style:family="paragraph" style:parent-style-name="Standard">
      <style:text-properties fo:font-weight="bold" officeooo:rsid="0021bc20" officeooo:paragraph-rsid="0021bc20" style:font-weight-asian="bold" style:font-weight-complex="bold"/>
    </style:style>
    <style:style style:name="P5" style:family="paragraph" style:parent-style-name="Standard">
      <style:text-properties fo:font-weight="bold" officeooo:rsid="0022edae" officeooo:paragraph-rsid="0022edae" style:font-weight-asian="bold" style:font-weight-complex="bold"/>
    </style:style>
    <style:style style:name="P6" style:family="paragraph" style:parent-style-name="Standard">
      <style:text-properties fo:font-weight="bold" officeooo:rsid="0027e806" officeooo:paragraph-rsid="0027e806" style:font-weight-asian="bold" style:font-weight-complex="bold"/>
    </style:style>
    <style:style style:name="P7" style:family="paragraph" style:parent-style-name="Standard">
      <style:text-properties fo:font-weight="bold" officeooo:rsid="002960ec" officeooo:paragraph-rsid="002960ec" style:font-weight-asian="bold" style:font-weight-complex="bold"/>
    </style:style>
    <style:style style:name="P8" style:family="paragraph" style:parent-style-name="Standard">
      <style:text-properties fo:font-weight="bold" officeooo:rsid="002f320a" officeooo:paragraph-rsid="002f320a" style:font-weight-asian="bold" style:font-weight-complex="bold"/>
    </style:style>
    <style:style style:name="P9" style:family="paragraph" style:parent-style-name="Standard">
      <style:text-properties fo:font-weight="bold" officeooo:rsid="0031e5f7" officeooo:paragraph-rsid="0031e5f7" style:font-weight-asian="bold" style:font-weight-complex="bold"/>
    </style:style>
    <style:style style:name="P10" style:family="paragraph" style:parent-style-name="Standard">
      <style:text-properties fo:font-weight="bold" officeooo:rsid="0033d77e" officeooo:paragraph-rsid="0033d77e" style:font-weight-asian="bold" style:font-weight-complex="bold"/>
    </style:style>
    <style:style style:name="P11" style:family="paragraph" style:parent-style-name="Standard">
      <style:text-properties fo:font-weight="bold" officeooo:rsid="0035c05c" officeooo:paragraph-rsid="0035c05c" style:font-weight-asian="bold" style:font-weight-complex="bold"/>
    </style:style>
    <style:style style:name="P12" style:family="paragraph" style:parent-style-name="Standard">
      <style:text-properties fo:font-weight="normal" officeooo:rsid="001e92df" officeooo:paragraph-rsid="001e92df" style:font-weight-asian="normal" style:font-weight-complex="normal"/>
    </style:style>
    <style:style style:name="P13" style:family="paragraph" style:parent-style-name="Standard">
      <style:text-properties fo:font-weight="normal" officeooo:rsid="00201eac" officeooo:paragraph-rsid="00201eac" style:font-weight-asian="normal" style:font-weight-complex="normal"/>
    </style:style>
    <style:style style:name="P14" style:family="paragraph" style:parent-style-name="Standard">
      <style:text-properties fo:font-weight="normal" officeooo:rsid="00291c01" officeooo:paragraph-rsid="00291c01" style:font-weight-asian="normal" style:font-weight-complex="normal"/>
    </style:style>
    <style:style style:name="P15" style:family="paragraph" style:parent-style-name="Standard">
      <style:text-properties fo:font-weight="normal" officeooo:rsid="002960ec" officeooo:paragraph-rsid="002960ec" style:font-weight-asian="normal" style:font-weight-complex="normal"/>
    </style:style>
    <style:style style:name="P16" style:family="paragraph" style:parent-style-name="Standard">
      <style:text-properties fo:font-weight="normal" officeooo:rsid="002b0dd4" officeooo:paragraph-rsid="002b0dd4" style:font-weight-asian="normal" style:font-weight-complex="normal"/>
    </style:style>
    <style:style style:name="P17" style:family="paragraph" style:parent-style-name="Standard">
      <style:text-properties fo:font-weight="normal" officeooo:rsid="00376eb5" officeooo:paragraph-rsid="00376eb5" style:font-weight-asian="normal" style:font-weight-complex="normal"/>
    </style:style>
    <style:style style:name="P18" style:family="paragraph" style:parent-style-name="Standard">
      <style:text-properties fo:font-weight="normal" officeooo:rsid="0038a45a" officeooo:paragraph-rsid="0038a45a" style:font-weight-asian="normal" style:font-weight-complex="normal"/>
    </style:style>
    <style:style style:name="P19" style:family="paragraph" style:parent-style-name="Standard">
      <style:text-properties fo:font-weight="normal" officeooo:rsid="003a8c0b" officeooo:paragraph-rsid="003a8c0b" style:font-weight-asian="normal" style:font-weight-complex="normal"/>
    </style:style>
    <style:style style:name="P20" style:family="paragraph" style:parent-style-name="Standard">
      <style:text-properties fo:font-weight="normal" officeooo:rsid="003fa4eb" officeooo:paragraph-rsid="003fa4eb" style:font-weight-asian="normal" style:font-weight-complex="normal"/>
    </style:style>
    <style:style style:name="P21" style:family="paragraph" style:parent-style-name="Standard">
      <style:text-properties fo:font-weight="normal" officeooo:rsid="004160d6" officeooo:paragraph-rsid="004160d6" style:font-weight-asian="normal" style:font-weight-complex="normal"/>
    </style:style>
    <style:style style:name="P22" style:family="paragraph" style:parent-style-name="Standard">
      <style:text-properties officeooo:paragraph-rsid="00229d66"/>
    </style:style>
    <style:style style:name="P23" style:family="paragraph" style:parent-style-name="Standard">
      <style:text-properties officeooo:rsid="0022edae" officeooo:paragraph-rsid="0022edae"/>
    </style:style>
    <style:style style:name="P24" style:family="paragraph" style:parent-style-name="Quotations">
      <style:text-properties officeooo:paragraph-rsid="002e399b"/>
    </style:style>
    <style:style style:name="P25" style:family="paragraph" style:parent-style-name="Quotations">
      <style:text-properties fo:font-weight="normal" officeooo:rsid="002b0dd4" officeooo:paragraph-rsid="002e399b" style:font-weight-asian="normal" style:font-weight-complex="normal"/>
    </style:style>
    <style:style style:name="P26" style:family="paragraph" style:parent-style-name="Quotations">
      <style:paragraph-properties fo:margin-left="0cm" fo:margin-right="1cm" fo:text-indent="0cm" style:auto-text-indent="false"/>
      <style:text-properties officeooo:rsid="002e399b" officeooo:paragraph-rsid="002e399b"/>
    </style:style>
    <style:style style:name="P27" style:family="paragraph" style:parent-style-name="Standard">
      <style:text-properties fo:font-weight="normal" officeooo:rsid="004160d6" officeooo:paragraph-rsid="004160d6" style:font-weight-asian="normal" style:font-weight-complex="normal"/>
    </style:style>
    <style:style style:name="P28" style:family="paragraph" style:parent-style-name="Standard">
      <style:text-properties fo:font-weight="normal" officeooo:rsid="00480162" officeooo:paragraph-rsid="00480162" style:font-weight-asian="normal" style:font-weight-complex="normal"/>
    </style:style>
    <style:style style:name="P29" style:family="paragraph" style:parent-style-name="Standard">
      <style:text-properties fo:font-weight="normal" officeooo:rsid="0049e2d4" officeooo:paragraph-rsid="0049e2d4" style:font-weight-asian="normal" style:font-weight-complex="normal"/>
    </style:style>
    <style:style style:name="P30" style:family="paragraph" style:parent-style-name="Standard">
      <style:text-properties fo:font-weight="normal" officeooo:rsid="004aa7f8" officeooo:paragraph-rsid="004aa7f8" style:font-weight-asian="normal" style:font-weight-complex="normal"/>
    </style:style>
    <style:style style:name="P31" style:family="paragraph" style:parent-style-name="Standard" style:master-page-name="">
      <style:paragraph-properties style:page-number="auto" fo:keep-with-next="always"/>
      <style:text-properties fo:font-weight="bold" officeooo:rsid="00449ba2" officeooo:paragraph-rsid="00449ba2" style:font-weight-asian="bold" style:font-weight-complex="bold"/>
    </style:style>
    <style:style style:name="P32" style:family="paragraph" style:parent-style-name="Standard">
      <style:paragraph-properties fo:keep-with-next="always"/>
      <style:text-properties fo:font-weight="bold" officeooo:rsid="00469c9b" officeooo:paragraph-rsid="00469c9b" style:font-weight-asian="bold" style:font-weight-complex="bold"/>
    </style:style>
    <style:style style:name="T1" style:family="text">
      <style:text-properties officeooo:rsid="0006e39a"/>
    </style:style>
    <style:style style:name="T2" style:family="text">
      <style:text-properties officeooo:rsid="00091bbd"/>
    </style:style>
    <style:style style:name="T3" style:family="text">
      <style:text-properties officeooo:rsid="000a92ba"/>
    </style:style>
    <style:style style:name="T4" style:family="text">
      <style:text-properties officeooo:rsid="000b05db"/>
    </style:style>
    <style:style style:name="T5" style:family="text">
      <style:text-properties officeooo:rsid="0013628c"/>
    </style:style>
    <style:style style:name="T6" style:family="text">
      <style:text-properties officeooo:rsid="001906ee"/>
    </style:style>
    <style:style style:name="T7" style:family="text">
      <style:text-properties officeooo:rsid="00229d66"/>
    </style:style>
    <style:style style:name="T8" style:family="text">
      <style:text-properties officeooo:rsid="002d0c99"/>
    </style:style>
    <style:style style:name="T9" style:family="text">
      <style:text-properties officeooo:rsid="0039d8cb"/>
    </style:style>
    <style:style style:name="T10" style:family="text">
      <style:text-properties officeooo:rsid="003c453b"/>
    </style:style>
    <style:style style:name="T11" style:family="text">
      <style:text-properties officeooo:rsid="003d6bd9"/>
    </style:style>
    <style:style style:name="T12" style:family="text">
      <style:text-properties officeooo:rsid="003e1e3b"/>
    </style:style>
    <style:style style:name="T13" style:family="text">
      <style:text-properties officeooo:rsid="003e4325"/>
    </style:style>
    <style:style style:name="T14" style:family="text">
      <style:text-properties officeooo:rsid="003f6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OTES</text:p>
      <text:p text:style-name="P23"/>
      <text:p text:style-name="P5">WEEK1</text:p>
      <text:p text:style-name="P1">2018-11-27</text:p>
      <text:p text:style-name="Standard">Scopes:</text:p>
      <text:p text:style-name="Standard">-’Var’ declared variables are limited in scope lexically. ie. Scope of a function, etc...</text:p>
      <text:p text:style-name="Standard">-’let’ declared variables are limited in block scope. ie. Anything within {} brackets. <text:s/></text:p>
      <text:p text:style-name="Standard"/>
      <text:p text:style-name="Standard">2018-11-28</text:p>
      <text:p text:style-name="Standard">Objects:</text:p>
      <text:p text:style-name="Standard">object named lhl</text:p>
      <text:p text:style-name="Standard">lhl.courses <text:span text:style-name="T1">is the same as</text:span> lhl[‘courses’]</text:p>
      <text:p text:style-name="Standard"/>
      <text:p text:style-name="Standard">object attributes must be strings:</text:p>
      <text:p text:style-name="Standard">lhl[‘12345’] will create an attribute ‘12345’</text:p>
      <text:p text:style-name="Standard">dot notation will not accept number <text:span text:style-name="T3">named </text:span>attributes. So lhl.12345 will <text:span text:style-name="T2">NOT</text:span> work. <text:span text:style-name="T4">Must use lhl[‘12345’]</text:span></text:p>
      <text:p text:style-name="Standard"/>
      <text:p text:style-name="Standard">Passing Objects as an arguement in a function will pass by REFERENCE!</text:p>
      <text:p text:style-name="Standard">Function changeName(name, newName){</text:p>
      <text:p text:style-name="Standard"><text:tab/>name = newName;</text:p>
      <text:p text:style-name="Standard">}</text:p>
      <text:p text:style-name="Standard"/>
      <text:p text:style-name="Standard">changeName(lhl.name, “some new name”) will NOT change the attribute.</text:p>
      <text:p text:style-name="Standard">You must pass the Object instead of the attribute.</text:p>
      <text:p text:style-name="Standard"/>
      <text:p text:style-name="Standard">Changing a attribute in Object:</text:p>
      <text:p text:style-name="Standard">Function changeSomething(gig, whatProperty, newValue){</text:p>
      <text:p text:style-name="Standard"><text:tab/>gig<text:span text:style-name="T5">[whatProperty]</text:span> = newValue;</text:p>
      <text:p text:style-name="Standard">}</text:p>
      <text:p text:style-name="Standard"/>
      <text:p text:style-name="Standard">changeSomething(lhl, ‘startDate’,’newStartDateValue’);</text:p>
      <text:p text:style-name="Standard"/>
      <text:p text:style-name="Standard">for(var i in someObject) -&gt; this cycles thru the key names as strings</text:p>
      <text:p text:style-name="Standard">to access use: someObject[i]</text:p>
      <text:p text:style-name="Standard"/>
      <text:p text:style-name="Standard">2018-11-29</text:p>
      <text:p text:style-name="Standard">Callback function</text:p>
      <text:p text:style-name="Standard">control flow</text:p>
      <text:p text:style-name="Standard"/>
      <text:p text:style-name="Standard"><text:span text:style-name="Strong_20_Emphasis">arrow function expression </text:span><text:span text:style-name="Strong_20_Emphasis"><text:span text:style-name="T6">=&gt;</text:span></text:span></text:p>
      <text:p text:style-name="Standard"><text:span text:style-name="Strong_20_Emphasis">some parameter =&gt; returns the execution of the expression</text:span></text:p>
      <text:p text:style-name="Standard"><text:span text:style-name="Strong_20_Emphasis">number =&gt; number * 2</text:span></text:p>
      <text:p text:style-name="Standard"><text:span text:style-name="Strong_20_Emphasis"/></text:p>
      <text:p text:style-name="Standard"><text:span text:style-name="Strong_20_Emphasis">(param1, param2, …, paramN) =&gt; { statements } </text:span></text:p>
      <text:p text:style-name="Standard">(param1, param2, …, paramN) =&gt; expression</text:p>
      <text:p text:style-name="Standard">// equivalent to: =&gt; { return expression; }</text:p>
      <text:p text:style-name="Standard"/>
      <text:p text:style-name="P1">2018-11-30</text:p>
      <text:p text:style-name="P2"><text:soft-page-break/>Modules, packages, testing</text:p>
      <text:p text:style-name="P12">NPM = Node package manager</text:p>
      <text:p text:style-name="P22"><text:span text:style-name="Strong_20_Emphasis"/></text:p>
      <text:p text:style-name="P22"><text:span text:style-name="Strong_20_Emphasis"><text:span text:style-name="T7">WEEK 2</text:span></text:span></text:p>
      <text:p text:style-name="P3">2018-12-03</text:p>
      <text:p text:style-name="P4">HTTP</text:p>
      <text:p text:style-name="P13">JSON.parse(something);</text:p>
      <text:p text:style-name="P13">This will convert the JSON file to a JS object</text:p>
      <text:p text:style-name="P13"/>
      <text:p text:style-name="P6">2018-12-04</text:p>
      <text:p text:style-name="P14">HTTP client and servers</text:p>
      <text:p text:style-name="P15">Express</text:p>
      <text:p text:style-name="P15">app.get()</text:p>
      <text:p text:style-name="P15">app.post()</text:p>
      <text:p text:style-name="P15">body parser needed for post function to parse the request data.</text:p>
      <text:p text:style-name="P15"/>
      <text:p text:style-name="P7">2018-12-05</text:p>
      <text:p text:style-name="P16">http is stateless – <text:span text:style-name="T8">holds no memory of previous actions</text:span></text:p>
      <text:p text:style-name="P16"/>
      <text:p text:style-name="P25">&lt;% 'Scriptlet' tag, for control-flow, no output </text:p>
      <text:p text:style-name="P24">&lt;%= Outputs the value into the template (HTML escaped) </text:p>
      <text:p text:style-name="P24">&lt;%- Outputs the unescaped value into the template </text:p>
      <text:p text:style-name="P26">Escaped values prevents user from entering any type of code into input and having the server interpret that “code”. Similar to preventing SQL injection.</text:p>
      <text:p text:style-name="P8">2018-12-06</text:p>
      <text:p text:style-name="P9">login &amp; logout, cookies</text:p>
      <text:p text:style-name="P15"/>
      <text:p text:style-name="P10">2018-12-10</text:p>
      <text:p text:style-name="P11">CSS</text:p>
      <text:p text:style-name="P11"/>
      <text:p text:style-name="P11">2018-12-11</text:p>
      <text:p text:style-name="P17">DOM</text:p>
      <text:p text:style-name="P17">createElement</text:p>
      <text:p text:style-name="P17">append – <text:span text:style-name="T9">adds after the element</text:span></text:p>
      <text:p text:style-name="P17">prepend – <text:span text:style-name="T9">adds before the element</text:span></text:p>
      <text:p text:style-name="P18">innerText – <text:span text:style-name="T9">add text only</text:span></text:p>
      <text:p text:style-name="P18">innerHTML – <text:span text:style-name="T9">add html</text:span></text:p>
      <text:p text:style-name="P19"><text:span text:style-name="T10">addE</text:span>ventListener<text:span text:style-name="T11">( some event, a function) </text:span></text:p>
      <text:p text:style-name="P19"><text:tab/><text:span text:style-name="T12">e =&gt; { e.preventEventDefault();</text:span></text:p>
      <text:p text:style-name="P19"><text:tab/><text:tab/><text:span text:style-name="T13">e.target.innerHTML = ...</text:span></text:p>
      <text:p text:style-name="P19"><text:tab/><text:tab/><text:span text:style-name="T14">e.stopPropagation()</text:span></text:p>
      <text:p text:style-name="P20">window.history.back and other stuff with window</text:p>
      <text:p text:style-name="P21">navigator.geolocation.</text:p>
      <text:p text:style-name="P21"/>
      <text:p text:style-name="P31"><text:soft-page-break/>2018-12-13</text:p>
      <text:p text:style-name="P32">Databases</text:p>
      <text:p text:style-name="P28">mongoDB</text:p>
      <text:p text:style-name="P29">operators gt% greater than...</text:p>
      <text:p text:style-name="P30">query in nested arr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8:52:28.533643675</meta:creation-date>
    <dc:date>2018-12-13T10:25:52.229744915</dc:date>
    <meta:editing-duration>PT12H50M28S</meta:editing-duration>
    <meta:editing-cycles>57</meta:editing-cycles>
    <meta:generator>LibreOffice/6.0.6.2$Linux_X86_64 LibreOffice_project/00m0$Build-2</meta:generator>
    <meta:document-statistic meta:table-count="0" meta:image-count="0" meta:object-count="0" meta:page-count="3" meta:paragraph-count="77" meta:word-count="342" meta:character-count="2331" meta:non-whitespace-character-count="2047"/>
  </office:meta>
</office:document-meta>
</file>